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2"/>
        <table:table-row table:style-name="ro1">
          <table:table-cell table:style-name="ce1" office:value-type="string">
            <text:p><text:s text:c="6"/>-1819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300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300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300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300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65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88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4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12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300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6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5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9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6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14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794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54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64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82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982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1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03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014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300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72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15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932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4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918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862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94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2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148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300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114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33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3000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502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169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54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307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2698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3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225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4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1144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5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6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7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5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6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7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8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89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90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office:value-type="float" office:value="91">
            <text:p>91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92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93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94</text:p>
          </table:table-cell>
          <table:table-cell table:number-columns-repeated="1020"/>
        </table:table-row>
        <table:table-row table:style-name="ro1">
          <table:table-cell table:style-name="ce1" office:value-type="string">
            <text:p><text:s text:c="6"/>-4096</text:p>
          </table:table-cell>
          <table:table-cell office:value-type="float" office:value="4096">
            <text:p>4096</text:p>
          </table:table-cell>
          <table:table-cell office:value-type="string">
            <text:p>!</text:p>
          </table:table-cell>
          <table:table-cell table:style-name="ce1" office:value-type="string">
            <text:p><text:s/>95</text:p>
          </table:table-cell>
          <table:table-cell table:number-columns-repeated="1020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9">02/09/2012</text:date>, <text:time>12:08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omy Tompkins</meta:initial-creator>
    <meta:creation-date>2012-02-09T11:33:36</meta:creation-date>
    <dc:date>2012-02-09T12:08:19</dc:date>
    <dc:creator>Jeromy Tompkins</dc:creator>
    <meta:editing-duration>PT00H19M33S</meta:editing-duration>
    <meta:editing-cycles>1</meta:editing-cycles>
    <meta:document-statistic meta:table-count="3" meta:cell-count="384" meta:object-count="0"/>
    <meta:generator>OpenOffice.org/3.2$Linux OpenOffice.org_project/320m12$Build-9483</meta:generator>
  </office:meta>
</office:document-meta>
</file>